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7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0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1" style:family="text">
      <style:text-properties fo:color="#000000" loext:opacity="100%" officeooo:rsid="004804ae"/>
    </style:style>
    <style:style style:name="T35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380d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9" style:family="text">
      <style:text-properties style:use-window-font-color="true" loext:opacity="0%" style:font-name="Liberation Sans" fo:font-size="12pt" style:font-size-asian="12pt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officeooo:rsid="04473353"/>
    </style:style>
    <style:style style:name="T41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officeooo:rsid="0a6f0a69"/>
    </style:style>
    <style:style style:name="T416" style:family="text">
      <style:text-properties officeooo:rsid="0aace3cd"/>
    </style:style>
    <style:style style:name="T417" style:family="text">
      <style:text-properties officeooo:rsid="0b952edb"/>
    </style:style>
    <style:style style:name="T418" style:family="text">
      <style:text-properties fo:font-size="8pt" style:font-size-asian="8pt" style:font-size-complex="8pt" loext:padding="0.049cm" loext:border="0.31pt solid #000000"/>
    </style:style>
    <style:style style:name="T419" style:family="text">
      <style:text-properties officeooo:rsid="0394a435"/>
    </style:style>
    <style:style style:name="T420" style:family="text">
      <style:text-properties officeooo:rsid="0be4091b"/>
    </style:style>
    <style:style style:name="T421" style:family="text">
      <style:text-properties officeooo:rsid="0bf888a9"/>
    </style:style>
    <style:style style:name="T422" style:family="text">
      <style:text-properties officeooo:rsid="0cf7e116"/>
    </style:style>
    <style:style style:name="T423" style:family="text">
      <style:text-properties officeooo:rsid="0d52ea33"/>
    </style:style>
    <style:style style:name="T424" style:family="text">
      <style:text-properties officeooo:rsid="0de11971"/>
    </style:style>
    <style:style style:name="T425" style:family="text">
      <style:text-properties style:font-name="Liberation Sans"/>
    </style:style>
    <style:style style:name="T426" style:family="text">
      <style:text-properties style:font-name="Liberation Sans" fo:font-size="12pt"/>
    </style:style>
    <style:style style:name="T42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font-name="Liberation Sans" fo:font-size="12pt" fo:font-style="normal" officeooo:rsid="00bddfbe" style:font-size-asian="12pt" style:font-size-complex="12pt"/>
    </style:style>
    <style:style style:name="T436" style:family="text">
      <style:text-properties style:font-name="Liberation Sans" fo:font-size="12pt" officeooo:rsid="047da547" style:font-size-asian="12pt"/>
    </style:style>
    <style:style style:name="T437" style:family="text">
      <style:text-properties style:font-name="Liberation Sans" fo:font-size="12pt" style:font-size-asian="12pt" style:font-size-complex="12pt"/>
    </style:style>
    <style:style style:name="T438" style:family="text">
      <style:text-properties style:font-name="Liberation Sans" fo:font-size="12pt" officeooo:rsid="01657261" style:font-size-asian="12pt" style:font-size-complex="12pt"/>
    </style:style>
    <style:style style:name="T439" style:family="text">
      <style:text-properties style:font-name="Liberation Sans" fo:font-size="12pt" officeooo:rsid="00bddfbe" style:font-size-asian="12pt" style:font-size-complex="12pt"/>
    </style:style>
    <style:style style:name="T440" style:family="text">
      <style:text-properties style:font-name="Liberation Sans" fo:font-size="12pt" officeooo:rsid="050aa1f1" style:font-size-asian="12pt" style:font-size-complex="12pt"/>
    </style:style>
    <style:style style:name="T441" style:family="text">
      <style:text-properties style:font-name="Liberation Sans" fo:font-size="12pt" officeooo:rsid="05903285" style:font-size-asian="12pt" style:font-size-complex="12pt"/>
    </style:style>
    <style:style style:name="T442" style:family="text">
      <style:text-properties style:font-name="Liberation Sans" fo:font-size="12pt" officeooo:rsid="0594b105" style:font-size-asian="12pt" style:font-size-complex="12pt"/>
    </style:style>
    <style:style style:name="T443" style:family="text">
      <style:text-properties style:font-name="Liberation Sans" fo:font-size="12pt" officeooo:rsid="0d1ec96e" style:font-size-asian="12pt" style:font-size-complex="12pt"/>
    </style:style>
    <style:style style:name="T444" style:family="text">
      <style:text-properties style:font-name="Liberation Sans" officeooo:rsid="047fb57c"/>
    </style:style>
    <style:style style:name="T445" style:family="text">
      <style:text-properties style:font-name="Liberation Sans" officeooo:rsid="047da547"/>
    </style:style>
    <style:style style:name="T446" style:family="text">
      <style:text-properties officeooo:rsid="0dfbebc7"/>
    </style:style>
    <style:style style:name="T447" style:family="text">
      <style:text-properties officeooo:rsid="01657261" style:font-size-complex="12pt"/>
    </style:style>
    <style:style style:name="T448" style:family="text">
      <style:text-properties officeooo:rsid="0e1061f0"/>
    </style:style>
    <style:style style:name="T449" style:family="text">
      <style:text-properties officeooo:rsid="0e1fd37f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officeooo:rsid="0e319beb" style:font-weight-asian="bold" style:font-weight-complex="bold"/>
    </style:style>
    <style:style style:name="T452" style:family="text">
      <style:text-properties fo:font-weight="bold" officeooo:rsid="0e295d3a" style:font-weight-asian="bold" style:font-weight-complex="bold"/>
    </style:style>
    <style:style style:name="T453" style:family="text">
      <style:text-properties officeooo:rsid="0e2e0824"/>
    </style:style>
    <style:style style:name="T454" style:family="text">
      <style:text-properties officeooo:rsid="0e319beb"/>
    </style:style>
    <style:style style:name="T455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12">C</text:span></text:span><text:span text:style-name="Strong_20_Emphasis"><text:span text:style-name="T311">hecklist voor </text:span></text:span><text:span text:style-name="Strong_20_Emphasis"><text:span text:style-name="T313">de installatie</text:span></text:span><text:span text:style-name="Strong_20_Emphasis"><text:span text:style-name="T311"> van </text:span></text:span><text:reference-mark-start text:name="Distributie"/><text:span text:style-name="Strong_20_Emphasis"><text:span text:style-name="T314">Ubuntu</text:span></text:span><text:reference-mark-end text:name="Distributie"/><text:span text:style-name="Strong_20_Emphasis"><text:span text:style-name="T314"> </text:span></text:span><text:reference-mark-start text:name="Versie"/><text:span text:style-name="Strong_20_Emphasis"><text:span text:style-name="T315">2</text:span></text:span><text:span text:style-name="Strong_20_Emphasis"><text:span text:style-name="T321">2</text:span></text:span><text:span text:style-name="Strong_20_Emphasis"><text:span text:style-name="T316">.04</text:span>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Strong_20_Emphasis"><text:span text:style-name="T317"><text:note text:id="ftn1" text:note-class="footnote"><text:note-citation>1</text:note-citation><text:note-body><text:p text:style-name="P94"><text:span text:style-name="T419">Deze versie </text:span><text:span text:style-name="T420">2</text:span><text:span text:style-name="T446">2</text:span><text:span text:style-name="T420">.04 </text:span><text:span text:style-name="T419">heeft codenaam Jammy Jellyfish (</text:span><text:span text:style-name="T352">jammy</text:span><text:span text:style-name="T419">) en is een zogenaamde LTS-versie (</text:span><text:span text:style-name="T424">LTS=</text:span><text:span text:style-name="T419">Long-Term Support, langetermijnondersteuning). <text:s/>Een LTS-versie verschijnt iedere twee jaar </text:span><text:span text:style-name="T423">in </text:span><text:span text:style-name="T419">april (deze in april 202</text:span><text:span text:style-name="T446">2</text:span><text:span text:style-name="T419">) en wordt </text:span><text:span text:style-name="T449">standaard </text:span><text:span text:style-name="T419">vanaf vrijgave </text:span><text:span text:style-name="T289">vijf</text:span><text:span text:style-name="T419"> jaar ondersteund</text:span><text:span text:style-name="T415"> </text:span><text:span text:style-name="T419">(</text:span><text:span text:style-name="T421">updates </text:span><text:span text:style-name="T419">tot april 202</text:span><text:span text:style-name="T446">7</text:span><text:span text:style-name="T415">)</text:span><text:span text:style-name="T419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0">.</text:span></text:span></text:p>
      <text:p text:style-name="P9"/>
      <text:p text:style-name="P93"><text:span text:style-name="T53">Kijk op</text:span><text:span text:style-name="T311"> </text:span><text:a xlink:type="simple" xlink:href="https://karelzimmer.nl/" text:style-name="Internet_20_link" text:visited-style-name="Visited_20_Internet_20_Link"><text:span text:style-name="Internet_20_link"><text:span text:style-name="T427">karelzimmer.nl</text:span></text:span></text:a><text:span text:style-name="T311"> </text:span><text:span text:style-name="T380">voor</text:span><text:span text:style-name="T381"> </text:span><text:span text:style-name="T38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5">V</text:span><text:span text:style-name="T444">ul de waarden in het tekstvak achter de </text:span><text:span text:style-name="Definition"><text:span text:style-name="T436">schuingedrukte</text:span></text:span><text:span text:style-name="T425"> </text:span><text:span text:style-name="T445">woorden </text:span><text:span text:style-name="T383">(zie toelichting)</text:span><text:span text:style-name="T445">:</text:span></text:p>
      <text:p text:style-name="P3"><text:span text:style-name="Definition"><text:span text:style-name="T403">g</text:span></text:span><text:span text:style-name="Definition"><text:span text:style-name="T402">ebruiker</text:span></text:span><text:span text:style-name="Definition"><text:span text:style-name="T389"><text:tab/><text:tab/></text:span></text:span><text:span text:style-name="Definition"><text:span text:style-name="T409"> <text:tab/><text:tab/></text:span></text:span><text:span text:style-name="T390"><draw:control text:anchor-type="as-char" svg:y="-0.429cm" draw:z-index="14" draw:name="Gebruiker" draw:style-name="gr2" draw:text-style-name="P105" svg:width="6.061cm" svg:height="0.6cm" draw:control="control15"><svg:title>Gebruiker</svg:title><svg:desc>Volledige naam, bijv. Jan Stek</svg:desc></draw:control></text:span><text:span text:style-name="T390"><text:tab/></text:span><text:span text:style-name="T391">(</text:span><text:span text:style-name="T385">volledige naam, bijv. </text:span><text:span text:style-name="T387">J</text:span><text:span text:style-name="T408">a</text:span><text:span text:style-name="T387">n </text:span><text:span text:style-name="T408">Jansen</text:span><text:span text:style-name="T386">)</text:span></text:p>
      <text:p text:style-name="Standard"><text:span text:style-name="Definition"><text:span text:style-name="T403">g</text:span></text:span><text:span text:style-name="Definition"><text:span text:style-name="T402">ebruikersnaam</text:span></text:span><text:span text:style-name="Definition"><text:span text:style-name="T384"><text:tab/></text:span></text:span><text:span text:style-name="Definition"><text:span text:style-name="T384"><draw:control text:anchor-type="as-char" svg:y="-0.429cm" draw:z-index="15" draw:name="Gberuikersnaam" draw:style-name="gr2" draw:text-style-name="P105" svg:width="6.061cm" svg:height="0.6cm" draw:control="control16"><svg:title>Gebruikersnaam</svg:title><svg:desc>Korte naam, bijv. jan</svg:desc></draw:control></text:span></text:span><text:span text:style-name="Definition"><text:span text:style-name="T384"><text:tab/></text:span></text:span><text:span text:style-name="T428">(korte naam, bijv. </text:span><text:span text:style-name="T326">j</text:span><text:span text:style-name="T327">an</text:span><text:span text:style-name="T428">)</text:span></text:p>
      <text:p text:style-name="P2"><text:span text:style-name="Definition"><text:span text:style-name="T406">c</text:span></text:span><text:span text:style-name="Definition"><text:span text:style-name="T405">omputernaam</text:span></text:span><text:span text:style-name="Definition"><text:span text:style-name="T392"><text:tab/><text:tab/></text:span></text:span><text:span text:style-name="Definition"><text:span text:style-name="T390"><draw:control text:anchor-type="as-char" svg:y="-0.429cm" draw:z-index="16" draw:name="Computernaam" draw:style-name="gr2" draw:text-style-name="P105" svg:width="6.061cm" svg:height="0.6cm" draw:control="control17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</text:span></text:span><text:span text:style-name="Definition"><text:span text:style-name="T398">pc02</text:span></text:span><text:span text:style-name="Definition"><text:span text:style-name="T393">)</text:span></text:span></text:p>
      <text:p text:style-name="P2"><text:span text:style-name="Definition"><text:span text:style-name="T403">o</text:span></text:span><text:span text:style-name="Definition"><text:span text:style-name="T402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7" draw:name="Opstartmenu" draw:style-name="gr2" draw:text-style-name="P105" svg:width="6.061cm" svg:height="0.6cm" draw:control="control18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2"><text:span text:style-name="Definition"><text:span text:style-name="T406">i</text:span></text:span><text:span text:style-name="Definition"><text:span text:style-name="T407">nstellingen</text:span></text:span><text:span text:style-name="T393"><text:tab/><text:tab/> <text:tab/></text:span><text:span text:style-name="T393"><draw:control text:anchor-type="as-char" svg:y="-0.429cm" draw:z-index="13" draw:name="Instellingen" draw:style-name="gr2" draw:text-style-name="P105" svg:width="6.061cm" svg:height="0.6cm" draw:control="control14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5"><text:span text:style-name="Definition"><text:span text:style-name="T403">g</text:span></text:span><text:span text:style-name="Definition"><text:span text:style-name="T402">ebruiker</text:span></text:span><text:span text:style-name="Definition"><text:span text:style-name="T404">2</text:span></text:span><text:span text:style-name="Definition"><text:span text:style-name="T389"><text:tab/></text:span></text:span><text:span text:style-name="Definition"><text:span text:style-name="T409"> <text:tab/><text:tab/></text:span></text:span><text:span text:style-name="T390"><draw:control text:anchor-type="as-char" svg:y="-0.429cm" draw:z-index="26" draw:name="Gebruiker 1" draw:style-name="gr2" draw:text-style-name="P105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5">volledige naam </text:span><text:span text:style-name="T388">evt. 2</text:span><text:span text:style-name="T410">e</text:span><text:span text:style-name="T388"> gebruiker</text:span><text:span text:style-name="T386">)</text:span></text:p>
      <text:p text:style-name="P95"><text:span text:style-name="Definition"><text:span text:style-name="T403">g</text:span></text:span><text:span text:style-name="Definition"><text:span text:style-name="T402">ebruikersnaam</text:span></text:span><text:span text:style-name="Definition"><text:span text:style-name="T404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05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428">(korte naam</text:span><text:span text:style-name="T327"> </text:span><text:span text:style-name="T401">evt. 2</text:span><text:span text:style-name="T411">e</text:span><text:span text:style-name="T401"> gebruiker</text:span><text:span text:style-name="T428">)</text:span></text:p>
      <text:p text:style-name="P5"><text:span text:style-name="T328">Vervang </text:span><text:span text:style-name="Definition"><text:span text:style-name="T430">schuingedrukte</text:span></text:span><text:span text:style-name="T328"> </text:span><text:span text:style-name="T329">woorden </text:span><text:span text:style-name="T328">in deze checklist door </text:span><text:span text:style-name="T329">boven</text:span><text:span text:style-name="T328">staande waarden.</text:span></text:p>
      <text:p text:style-name="P12"/>
      <text:p text:style-name="P1"><text:span text:style-name="Strong_20_Emphasis"><text:span text:style-name="T336"/></text:span></text:p>
      <text:p text:style-name="P4"><text:span text:style-name="T330">Nog niet op Linux?<text:tab/></text:span><text:span text:style-name="T334"><text:tab/></text:span><text:span text:style-name="T335">G</text:span><text:span text:style-name="T331">ebruik </text:span><text:span text:style-name="Strong_20_Emphasis"><text:span text:style-name="T338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429">karelzimmer.nl</text:span></text:span></text:a><text:span text:style-name="T332"> onder </text:span><text:span text:style-name="T337">Linux</text:span><text:span text:style-name="T333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1192301560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31592810192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3159216008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531593227904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32">gebruike</text:span></text:span><text:span text:style-name="Definition"><text:span text:style-name="T433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3159322819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31593228480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531593228768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53159322905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3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53159322934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531593229632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18">Super</text:span>-toets <text:span text:style-name="T287">is </text:span>de Windows<text:span text:style-name="T422">-</text:span><text:span text:style-name="T417">toets</text:span>, <text:span text:style-name="T422">C</text:span>ommand-<text:span text:style-name="T417">toets</text:span>, of <text:span text:style-name="T42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531593229920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00634303150488" text:continue-numbering="true" text:style-name="L1">
        <text:list-item>
          <text:p text:style-name="P102"><text:bookmark-start text:name="__RefNumPara__4009_1271708128"/><text:span text:style-name="Strong_20_Emphasis"><text:span text:style-name="T42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1593200512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1">een </text:span><text:span text:style-name="T351"><text:reference-ref text:reference-format="text" text:ref-name="Distributie">Ubuntu</text:reference-ref></text:span><text:span text:style-name="T351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12">Vanaf ee</text:span>n Live <text:span text:style-name="T416">USB-stick of </text:span><text:span text:style-name="T288">C</text:span><text:span text:style-name="T416">D</text:span><text:span text:style-name="T3"> </text:span>kunt <text:span text:style-name="T41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4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3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8">Waar </text:span>in deze checklist “CD” <text:span text:style-name="T448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7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8">instellingen</text:span></text:span><text:span text:style-name="T260">.</text:span></text:p>
          </table:table-cell>
        </table:table-row>
        <table:table-row table:style-name="TableLine94531593206592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531593209216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20"><text:span text:style-name="T340">Kies </text:span><text:span text:style-name="T339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0">.</text:span></text:p>
          </table:table-cell>
        </table:table-row>
        <table:table-row table:style-name="TableLine9453159320337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531593289504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531593447520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531593447808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53159344809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31593448384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4">het gewenste </text:span></text:span><text:span text:style-name="Strong_20_Emphasis"><text:span text:style-name="T371">Installatie type</text:span></text:span><text:span text:style-name="Strong_20_Emphasis"><text:span text:style-name="T354">.</text:span></text:span></text:p>
          </table:table-cell>
        </table:table-row>
        <table:table-row table:style-name="TableLine9453159344867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5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531593448960">
          <table:table-cell table:style-name="_32_._5f_Installatie_5f_uitvoeren.A1" office:value-type="string">
            <text:p text:style-name="P79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53159344924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531593449536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6">O</text:span></text:span><text:span text:style-name="Strong_20_Emphasis"><text:span text:style-name="T357">p </text:span></text:span><text:span text:style-name="Strong_20_Emphasis"><text:span text:style-name="T358">het </text:span></text:span><text:span text:style-name="Strong_20_Emphasis"><text:span text:style-name="T359">scherm </text:span></text:span><text:span text:style-name="Strong_20_Emphasis"><text:span text:style-name="T372">Waar bevindt u zich?</text:span></text:span><text:span text:style-name="Strong_20_Emphasis"><text:span text:style-name="T359"> </text:span></text:span><text:span text:style-name="Strong_20_Emphasis"><text:span text:style-name="T360">controleer </text:span></text:span><text:span text:style-name="Strong_20_Emphasis"><text:span text:style-name="T361">de </text:span></text:span><text:span text:style-name="Strong_20_Emphasis"><text:span text:style-name="T360">locatie en </text:span></text:span><text:span text:style-name="Strong_20_Emphasis"><text:span text:style-name="T356">klik </text:span></text:span><text:span text:style-name="Strong_20_Emphasis"><text:span text:style-name="T359">op </text:span></text:span><text:span text:style-name="Strong_20_Emphasis"><text:span text:style-name="T372">Verder</text:span></text:span><text:span text:style-name="Strong_20_Emphasis"><text:span text:style-name="T359">.</text:span></text:span></text:p>
          </table:table-cell>
        </table:table-row>
        <table:table-row table:style-name="TableLine94531593449824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7"><text:span text:style-name="T373">Op </text:span><text:span text:style-name="T374">het </text:span><text:span text:style-name="T372">scherm </text:span><text:span text:style-name="Strong_20_Emphasis"><text:span text:style-name="T372">Wie bent u?</text:span></text:span><text:span text:style-name="T372"> </text:span><text:span text:style-name="T373">vul </text:span><text:span text:style-name="T375">in </text:span><text:span text:style-name="Strong_20_Emphasis"><text:span text:style-name="T376">Uw n</text:span></text:span><text:span text:style-name="Strong_20_Emphasis"><text:span text:style-name="T377">aam</text:span></text:span><text:span text:style-name="Strong_20_Emphasis"><text:span text:style-name="T362"> </text:span></text:span><text:span text:style-name="Definition"><text:span text:style-name="T439">gebruiker</text:span></text:span><text:span text:style-name="Strong_20_Emphasis"><text:span text:style-name="T363">, <text:line-break/></text:span></text:span><text:span text:style-name="Strong_20_Emphasis"><text:span text:style-name="T377">Naam </text:span></text:span><text:span text:style-name="Strong_20_Emphasis"><text:span text:style-name="T376">van uw </text:span></text:span><text:span text:style-name="Strong_20_Emphasis"><text:span text:style-name="T378">computer</text:span></text:span><text:span text:style-name="Definition"><text:span text:style-name="T435"> </text:span></text:span><text:span text:style-name="Definition"><text:span text:style-name="T439">computernaam</text:span></text:span><text:span text:style-name="Strong_20_Emphasis"><text:span text:style-name="T362">,<text:line-break/></text:span></text:span><text:span text:style-name="Strong_20_Emphasis"><text:span text:style-name="T376">Kies een g</text:span></text:span><text:span text:style-name="Strong_20_Emphasis"><text:span text:style-name="T378">ebruikersnaam</text:span></text:span><text:span text:style-name="Strong_20_Emphasis"><text:span text:style-name="T362"> </text:span></text:span><text:span text:style-name="Definition"><text:span text:style-name="T439">gebruikersnaam</text:span></text:span><text:span text:style-name="Strong_20_Emphasis"><text:span text:style-name="T362">,<text:line-break/></text:span></text:span><text:span text:style-name="Strong_20_Emphasis"><text:span text:style-name="T364">g</text:span></text:span><text:span text:style-name="Strong_20_Emphasis"><text:span text:style-name="T353">eef tweemaal een </text:span></text:span><text:span text:style-name="Strong_20_Emphasis"><text:span text:style-name="T370">wachtwoord</text:span></text:span><text:span text:style-name="Strong_20_Emphasis"><text:span text:style-name="T353">,</text:span></text:span><text:span text:style-name="Strong_20_Emphasis"><text:span text:style-name="T367"> </text:span></text:span><text:span text:style-name="Strong_20_Emphasis"><text:span text:style-name="T368">en</text:span></text:span><text:span text:style-name="Strong_20_Emphasis"><text:span text:style-name="T367"> </text:span></text:span><text:span text:style-name="Strong_20_Emphasis"><text:span text:style-name="T369">k</text:span></text:span><text:span text:style-name="Strong_20_Emphasis"><text:span text:style-name="T353">lik op </text:span></text:span><text:span text:style-name="Strong_20_Emphasis"><text:span text:style-name="T370">Verder</text:span></text:span><text:span text:style-name="Strong_20_Emphasis"><text:span text:style-name="T353">.</text:span></text:span></text:p>
          </table:table-cell>
        </table:table-row>
        <table:table-row table:style-name="TableLine945315934501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31593450400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6">p het scherm </text:span></text:span><text:span text:style-name="Strong_20_Emphasis"><text:span text:style-name="T379">Installatie voltooid</text:span></text:span><text:span text:style-name="Strong_20_Emphasis"><text:span text:style-name="T366"> </text:span></text:span><text:span text:style-name="Strong_20_Emphasis"><text:span text:style-name="T365">klik </text:span></text:span><text:span text:style-name="Strong_20_Emphasis"><text:span text:style-name="T353">op </text:span></text:span><text:span text:style-name="Strong_20_Emphasis"><text:span text:style-name="T370">Nu herstarten</text:span></text:span><text:span text:style-name="Strong_20_Emphasis"><text:span text:style-name="T353">.</text:span></text:span></text:p>
          </table:table-cell>
        </table:table-row>
        <table:table-row table:style-name="TableLine9453159345068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3159345097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100633545060166" text:continue-numbering="true" text:style-name="L1">
        <text:list-item>
          <text:p text:style-name="P100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159333360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31">gebruiker</text:span></text:span><text:span text:style-name="Strong_20_Emphasis"><text:span text:style-name="T85">.</text:span></text:span></text:p>
          </table:table-cell>
        </table:table-row>
        <table:table-row table:style-name="TableLine945315935979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53159363108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53159355318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5315935333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3159363500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6">De </text:span><text:span text:style-name="T307">Super</text:span><text:span text:style-name="T306">-toets is de Windows</text:span><text:span text:style-name="T308">-</text:span><text:span text:style-name="T309">toets</text:span><text:span text:style-name="T306">, </text:span><text:span text:style-name="T308">C</text:span><text:span text:style-name="T306">ommand-</text:span><text:span text:style-name="T309">toets</text:span><text:span text:style-name="T306">, of </text:span><text:span text:style-name="T308">V</text:span><text:span text:style-name="T306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5315932992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5315936173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5315935128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3159361592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5315936628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5315936684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31593665744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531593667360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1">A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44">Nu installeren</text:span></text:span><text:span text:style-name="T344">.</text:span></text:p>
          </table:table-cell>
        </table:table-row>
        <table:table-row table:style-name="TableLine94531593645696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5">A</text:span><text:span text:style-name="T437">ls </text:span><text:span text:style-name="Strong_20_Emphasis"><text:span text:style-name="T346">Updatebeheer </text:span></text:span><text:span text:style-name="T437">hierom vraagt, </text:span><text:span text:style-name="T440">h</text:span><text:span text:style-name="T437">erstart </text:span><text:span text:style-name="T441">de</text:span><text:span text:style-name="T437"> computer </text:span><text:span text:style-name="T442">en daarna weer aanmelden als </text:span><text:span text:style-name="Definition"><text:span text:style-name="T434">gebruiker</text:span></text:span><text:span text:style-name="T437">.</text:span></text:p>
          </table:table-cell>
        </table:table-row>
        <table:table-row table:style-name="TableLine945315936584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3159365928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531593662080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43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53159365966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3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53159366044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31593648544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53159364932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531593650928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531593651632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  <table:table-row table:style-name="TableLine9453159365241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53159365582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>De installatie kan nagelopen worden met bestand <text:span text:style-name="T450">App</text:span><text:span text:style-name="T451">s</text:span> in map <text:span text:style-name="T450">kz</text:span> in <text:span text:style-name="T450">Documenten</text:span>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100633337946983" text:continue-numbering="true" text:style-name="L1">
        <text:list-item>
          <text:p text:style-name="P103"><text:span text:style-name="Strong_20_Emphasis"><text:span text:style-name="T42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31593656528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31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53159377206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531593760464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18">Super</text:span>-toets <text:span text:style-name="T287">is </text:span>de Windows<text:span text:style-name="T422">-</text:span><text:span text:style-name="T417">toets</text:span>, <text:span text:style-name="T422">C</text:span>ommand-<text:span text:style-name="T417">toets</text:span>, of <text:span text:style-name="T42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53159376108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53159376171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531593727440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P97">Wijzig <text:span text:style-name="T454">A</text:span>chtergrond<text:note text:id="ftn11" text:note-class="footnote"><text:note-citation>3</text:note-citation><text:note-body><text:p text:style-name="P96">Via <text:span text:style-name="T453">een druk op </text:span>d<text:span text:style-name="T348">e </text:span><text:span text:style-name="T349">Super</text:span><text:span text:style-name="T348">-toets, </text:span><text:span text:style-name="T347">zoek </text:span><text:span text:style-name="T350">acht</text:span><text:span text:style-name="T347"> en klik achter </text:span><text:span text:style-name="T350">Instellingen</text:span><text:span text:style-name="T347"> op </text:span><text:span text:style-name="T350">Achtergrond</text:span><text:span text:style-name="T348">.</text:span></text:p></text:note-body></text:note>, zie bestand <text:span text:style-name="T451">A</text:span><text:span text:style-name="T450">chtergrond</text:span> in map <text:span text:style-name="T450">kz</text:span> in <text:span text:style-name="T450">Documenten</text:span>.</text:p>
          </table:table-cell>
        </table:table-row>
        <table:table-row table:style-name="TableLine94531593728064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4" svg:width="0.35cm" svg:height="0.35cm" draw:control="control30"/></text:span></text:span></text:p>
          </table:table-cell>
          <table:table-cell table:style-name="Tabel2.A1" office:value-type="string">
            <text:p text:style-name="P97">Wijzig Gebruikersfoto<text:note text:id="ftn12" text:note-class="footnote"><text:note-citation>4</text:note-citation><text:note-body><text:p text:style-name="P96">Via <text:span text:style-name="T453">een druk op </text:span>d<text:span text:style-name="T348">e </text:span><text:span text:style-name="T349">Super</text:span><text:span text:style-name="T348">-toets, </text:span><text:span text:style-name="T347">zoek </text:span><text:span text:style-name="T350">gebr</text:span><text:span text:style-name="T347"> en klik achter </text:span><text:span text:style-name="T350">Instellingen</text:span><text:span text:style-name="T347"> op </text:span><text:span text:style-name="T350">Gebruikers</text:span><text:span text:style-name="T348">.</text:span></text:p></text:note-body></text:note>, zie bestand <text:span text:style-name="T450">Gebruikersfoto</text:span> in map <text:span text:style-name="T450">kz</text:span> in <text:span text:style-name="T450">Documenten</text:span>.</text:p>
          </table:table-cell>
        </table:table-row>
        <table:table-row table:style-name="TableLine94531593728688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4" svg:width="0.35cm" svg:height="0.35cm" draw:control="control31"/></text:span></text:span></text:p>
          </table:table-cell>
          <table:table-cell table:style-name="Tabel2.A1" office:value-type="string">
            <text:p text:style-name="P98">Controleer Favorieten met <text:span text:style-name="T455">bestand </text:span><text:span text:style-name="T451">Favorieten</text:span><text:span text:style-name="T455"> in map </text:span><text:span text:style-name="T452">kz</text:span><text:span text:style-name="T455"> in </text:span><text:span text:style-name="T452">Documenten</text:span><text:span text:style-name="T455">.</text:span></text:p>
          </table:table-cell>
        </table:table-row>
        <table:table-row table:style-name="TableLine9453159372931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531593793152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0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5">en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7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8T10:06:32.923680134">08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10:06:32.748573979</dc:date>
    <meta:keyword>Installatie</meta:keyword>
    <meta:keyword>Checklist</meta:keyword>
    <meta:keyword>Linux</meta:keyword>
    <meta:editing-cycles>6399</meta:editing-cycles>
    <meta:editing-duration>P11DT6H45M26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0" meta:character-count="6384" meta:non-whitespace-character-count="5486"/>
    <meta:user-defined meta:name="Info 1"/>
    <meta:user-defined meta:name="Info 2"/>
    <meta:user-defined meta:name="Info 3"/>
    <meta:user-defined meta:name="Info 4"/>
  </office:meta>
</office:document-meta>
</file>